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fo:font-style="normal" style:font-style-asian="normal" style:font-style-complex="normal"/>
    </style:style>
    <style:style style:name="P6" style:family="paragraph" style:parent-style-name="Heading_20_1">
      <style:paragraph-properties fo:break-before="page"/>
    </style:style>
    <style:style style:name="P7" style:family="paragraph" style:parent-style-name="Heading_20_3">
      <style:paragraph-properties fo:break-before="pag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2">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w Bulk Loader on CMS-GWT</text:p>
      <text:h text:style-name="Heading_20_1" text:outline-level="1">General Requirements</text:h>
      <text:p text:style-name="Text_20_body">Our aim is to extend the <text:span text:style-name="T1">cms-gwt</text:span> user interface with the capability of bulk loading and updating <text:s/>content nodes and attributes using Excel sheets (XLS).</text:p>
      <text:h text:style-name="Heading_20_1" text:outline-level="1">Requirements in Detail</text:h>
      <text:h text:style-name="Heading_20_2" text:outline-level="2">Types of Nodes and Attributes</text:h>
      <text:p text:style-name="Text_20_body">Apart from media types (Html, Image, etc.) and Table attribute type, there is no constrain on the types of nodes and attributes. The bulk loader has to check if the given node type or attribute exists in the system and reject the non-existing ones. It has to support relationship type attributes as well.</text:p>
      <text:h text:style-name="Heading_20_2" text:outline-level="2">Load / Update Behavior</text:h>
      <text:p text:style-name="Text_20_body">The bulk loader has to check if the given node or attribute exists and it has to be able to update the data incrementally (apply the differences only).</text:p>
      <text:p text:style-name="Text_20_body">This feature allows to make slight amendments in the sheet once it has been loaded and it can be reloaded at any time without the need of making significant changes. This also makes it possible to fix typos thus only the content of modified cells are merged into the content repository.</text:p>
      <text:h text:style-name="Heading_20_2" text:outline-level="2">Relationships</text:h>
      <text:p text:style-name="Text_20_body">Either one-to-one or one-to-many relationships has to be supported. Relationships have to be recognized among existing nodes and nodes being created. Circular and cross references have to be supported as well.</text:p>
      <text:h text:style-name="Heading_20_2" text:outline-level="2">Format of Excel Sheets</text:h>
      <text:p text:style-name="Text_20_body">It should make it possible to add arbitrary types of nodes and attributes for the same sheet without the need of restructuring the whole content.</text:p>
      <text:p text:style-name="Text_20_body">The first sheet in a workbook must be processed.</text:p>
      <text:h text:style-name="Heading_20_1" text:outline-level="1">Design</text:h>
      <text:h text:style-name="Heading_20_2" text:outline-level="2">Format of the Excel Sheet</text:h>
      <text:p text:style-name="Text_20_body">The rows of the sheet correspond to content nodes while columns correspond to attributes. It is possible to add multiple types of content nodes to the same sheet. In such cases the attributes, which are irrelevant for a particular content type, are ignored.</text:p>
      <text:h text:style-name="P7" text:outline-level="3">The Header</text:h>
      <text:p text:style-name="Text_20_body">The header row is mandatory. It should contain an <text:span text:style-name="T1">#id</text:span><text:span text:style-name="T1"><text:note text:id="ftn1" text:note-class="footnote"><text:note-citation>1</text:note-citation><text:note-body><text:p text:style-name="Footnote">The hash-mark is prepended to the column name to avoid collisions with existing attribute names. It is highly unlikely to have an attribute name starting with hash-mark. On the other hand, this makes it easily distinguishable from other attribute names.</text:p></text:note-body></text:note></text:span><text:span text:style-name="T6"> </text:span>column (as is, with hash-mark prefix, lowercase) in the first column. This column represents the ids of content nodes.</text:p>
      <text:p text:style-name="Text_20_body">The rest of the cells in the header<text:note text:id="ftn2" text:note-class="footnote"><text:note-citation>2</text:note-citation><text:note-body><text:p text:style-name="Footnote">It is possible that the sheet will contain the #id column only. In this case, only new content nodes are created without attributes being set.</text:p></text:note-body></text:note> may be valid attribute names (e.g. FULL_NAME).</text:p>
      <text:p text:style-name="Warning">Note, that all attribute names are case sensitive.</text:p>
      <text:p text:style-name="Standard">Duplicated attribute names are not allowed. The order of the the attribute names is irrelevant.</text:p>
      <text:h text:style-name="Heading_20_3" text:outline-level="3">Rows</text:h>
      <text:p text:style-name="Text_20_body">Each non-header row contains a content node and its corresponding attributes. The content node id should be placed in the <text:span text:style-name="T1">#id</text:span> column.</text:p>
      <text:h text:style-name="Heading_20_3" text:outline-level="3">Values</text:h>
      <text:h text:style-name="Heading_20_4" text:outline-level="4">Content Node Ids (#id Column)</text:h>
      <text:p text:style-name="Text_20_body">The <text:span text:style-name="T2">#id</text:span> column can contain content node ids.</text:p>
      <text:p text:style-name="Text_20_body">The form of a content node id is:</text:p>
      <text:p text:style-name="Definition">ContentTypeName:id</text:p>
      <text:p text:style-name="Standard">E.g.: Category:gro_oil or Sku:MEA0004859.</text:p>
      <text:p text:style-name="Standard"/>
      <text:p text:style-name="Text_20_body">Duplicated content node ids are not allowed.</text:p>
      <text:h text:style-name="Heading_20_4" text:outline-level="4">Attribute Values</text:h>
      <text:p text:style-name="Text_20_body">Attribute values can be either simple or relationship values.</text:p>
      <text:h text:style-name="Heading_20_5" text:outline-level="5">Simple Values</text:h>
      <text:p text:style-name="Text_20_body">Currently, the following simple data types are known (in the current CMS implementation):</text:p>
      <text:list xml:id="list1625053831" text:style-name="L1">
        <text:list-item>
          <text:p text:style-name="P8">String</text:p>
        </text:list-item>
        <text:list-item>
          <text:p text:style-name="P8">Integer</text:p>
        </text:list-item>
        <text:list-item>
          <text:p text:style-name="P8">Double</text:p>
        </text:list-item>
        <text:list-item>
          <text:p text:style-name="P8">Boolean</text:p>
        </text:list-item>
        <text:list-item>
          <text:p text:style-name="P2">Date</text:p>
        </text:list-item>
      </text:list>
      <text:p text:style-name="Text_20_body">For Date values, the corresponding cell in the Excel sheet must have Date type or if it is a string it must have the form yyyy-MM-dd.</text:p>
      <text:p text:style-name="Text_20_body"><text:soft-page-break/>Integer and Double types are parsed in a standard way by the Java engine.</text:p>
      <text:p text:style-name="Text_20_body">In case of Booleans, the following values are accepted case insensitively:</text:p>
      <text:list xml:id="list680507948" text:style-name="L2">
        <text:list-item>
          <text:p text:style-name="P10">0<text:span text:style-name="T3"> and </text:span>1;</text:p>
        </text:list-item>
        <text:list-item>
          <text:p text:style-name="P10">yes<text:span text:style-name="T4"> and </text:span>no;</text:p>
        </text:list-item>
        <text:list-item>
          <text:p text:style-name="P9"><text:span text:style-name="T2">true</text:span><text:span text:style-name="T3"> and</text:span> <text:span text:style-name="T2">false</text:span>.</text:p>
        </text:list-item>
      </text:list>
      <text:p text:style-name="Standard"/>
      <text:h text:style-name="Heading_20_5" text:outline-level="5">Enum Values</text:h>
      <text:p text:style-name="Text_20_body">The value in the cell will be converted to string and it will be compared with the predefined values of the Enum. Only a matching value is accepted.</text:p>
      <text:h text:style-name="Heading_20_5" text:outline-level="5">Table Values</text:h>
      <text:p text:style-name="Text_20_body">Table values are not supported.</text:p>
      <text:h text:style-name="Heading_20_5" text:outline-level="5">Relationship Values</text:h>
      <text:p text:style-name="Text_20_body">Such values can contain content node ids (as described above) or a comma separated list of content node ids.</text:p>
      <text:p text:style-name="Text_20_body">E.g.: <text:span text:style-name="T2">SKU</text:span> of <text:span text:style-name="T1">ConfiguredProduct:clig_nuts_cashews_2</text:span> is <text:span text:style-name="T1">Sku:CAN0051797</text:span> or</text:p>
      <text:p text:style-name="Text_20_body"><text:span text:style-name="T2">skus</text:span> of <text:span text:style-name="T1">Product:apl_fuji</text:span> is <text:span text:style-name="T1">Sku:FRU0005003,Sku:FRU0005004,Sku:FRU0005005</text:span></text:p>
      <text:p text:style-name="Text_20_body">In case of media type nodes (<text:span text:style-name="T2">Image</text:span>s, <text:span text:style-name="T2">Html</text:span>s, <text:span text:style-name="T2">Template</text:span>s, etc.) file paths can be used instead of content node ids. For example:</text:p>
      <text:p text:style-name="Definition">/media/brands/fiorucci/fiorucci_promo_logo.jpg</text:p>
      <text:p text:style-name="Text_20_body">The bulk loader resolves these file paths and try to find the corresponding content node using the existing API.</text:p>
      <text:h text:style-name="Heading_20_4" text:outline-level="4">Special Values</text:h>
      <text:h text:style-name="Heading_20_5" text:outline-level="5">Deleting Values</text:h>
      <text:p text:style-name="Text_20_body">If you leave a cell empty the corresponding value will be unset in CMS. (In case of inherited attributes, it means that the attribute of the given content node will take the parent’s value.)</text:p>
      <text:h text:style-name="Heading_20_5" text:outline-level="5">Ignoring Values</text:h>
      <text:p text:style-name="Text_20_body">In some cases, it is required to leave an attribute unchanged for a particular content node while other content nodes should take values for that attribute. To ignore a value in a particular cell, <text:span text:style-name="T2">@@IGNORE</text:span><text:note text:id="ftn3" text:note-class="footnote"><text:note-citation>3</text:note-citation><text:note-body><text:p text:style-name="Footnote">To escape the ‘@@IGNORE’, ‘@@@INGORE’, ... strings (without the quotes) an extra @ (at) sign has to be prepended. For example the ‘@@@IGNORE’ string has to be escaped to <text:s/>‘@@@@IGNORE’.</text:p></text:note-body></text:note> special value can be used.</text:p>
      <text:h text:style-name="Heading_20_2" text:outline-level="2">Processing of the Excel Workbook</text:h>
      <text:h text:style-name="Heading_20_3" text:outline-level="3">Header Row</text:h>
      <text:p text:style-name="Text_20_body">The first sheet in the workbook is processed.</text:p>
      <text:p text:style-name="Text_20_body">The first row of the sheet is the header row.</text:p>
      <text:p text:style-name="Text_20_body"><text:soft-page-break/>The header must contain the <text:span text:style-name="T1">#id</text:span> content node id mark in the first place, which means that the first column of the sheet should contain content node ids.</text:p>
      <text:p text:style-name="Text_20_body">The rest of the columns in the header should contain attribute names. The order of the attributes are irrelevant.</text:p>
      <text:p text:style-name="Text_20_body">Empty or illegal (numbers, booleans, dates, etc.) values in the header are <text:span text:style-name="T2">ignored</text:span>. All corresponding values in these columns are <text:span text:style-name="T2">ignored</text:span>. </text:p>
      <text:p text:style-name="Text_20_body">Duplicate attribute names are not allowed; these are marked as <text:span text:style-name="T2">erroneous</text:span> and <text:span text:style-name="T2">ignored</text:span>.</text:p>
      <text:p text:style-name="Text_20_body">#id column not in the first place is marked as <text:span text:style-name="T2">erroneous</text:span>. In such case, all values in all rows are marked as <text:span text:style-name="T2">errroneous</text:span>.</text:p>
      <text:p text:style-name="Text_20_body">Duplicated #id columns are marked as <text:span text:style-name="T2">erroneous</text:span>. In such case, all values in all rows are marked as <text:span text:style-name="T2">errroneous</text:span>.</text:p>
      <text:h text:style-name="Heading_20_3" text:outline-level="3">Value Rows</text:h>
      <text:p text:style-name="Text_20_body">For each value row the following rules are used:</text:p>
      <text:list xml:id="list147614399" text:style-name="L3">
        <text:list-item>
          <text:p text:style-name="P3">Checking the content id (in #id column)</text:p>
          <text:list>
            <text:list-item>
              <text:p text:style-name="P3">Checking valid content type for content node ids. Rows with invalid content type are marked as <text:span text:style-name="T2">erroneous</text:span> and <text:span text:style-name="T2">ignored</text:span>.</text:p>
            </text:list-item>
            <text:list-item>
              <text:p text:style-name="P3">Checking if the id exists at all. If new, then the row is marked for <text:span text:style-name="T2">create</text:span>. Otherwise, the row is marked for <text:span text:style-name="T2">update</text:span><text:span text:style-name="T3">.</text:span></text:p>
            </text:list-item>
            <text:list-item>
              <text:p text:style-name="P3"><text:span text:style-name="T3">For a duplicate id the corresponding row is marked as </text:span><text:span text:style-name="T2">erroneous</text:span><text:span text:style-name="T3"> and </text:span><text:span text:style-name="T2">ignored</text:span><text:span text:style-name="T3">.</text:span></text:p>
            </text:list-item>
          </text:list>
        </text:list-item>
        <text:list-item>
          <text:p text:style-name="P3">Checking each attribute (relationship)</text:p>
          <text:list>
            <text:list-item>
              <text:p text:style-name="P3">Checking if the value equals with <text:span text:style-name="T2">@@IGNORE</text:span> then the attribute value for the given content node is <text:span text:style-name="T2">ignored</text:span>. (<text:span text:style-name="T2">@@@IGNORE</text:span>, <text:span text:style-name="T2">@@@@INGORE</text:span>, etc. values are unescaped.)</text:p>
            </text:list-item>
            <text:list-item>
              <text:p text:style-name="P3">Checking if the attribute (relationship) is an empty value</text:p>
              <text:list>
                <text:list-item>
                  <text:p text:style-name="P3">for an attribute irrelevant to the current content type the value is <text:span text:style-name="T2">ignored</text:span><text:span text:style-name="T3">;</text:span></text:p>
                </text:list-item>
                <text:list-item>
                  <text:p text:style-name="P3"><text:span text:style-name="T3">if the corresponding node is new the value is marked for </text:span><text:span text:style-name="T2">create;</text:span></text:p>
                </text:list-item>
                <text:list-item>
                  <text:p text:style-name="P3">if the corresponding node exists the value is marked for <text:span text:style-name="T2">no change</text:span><text:span text:style-name="T3">;</text:span></text:p>
                </text:list-item>
                <text:list-item>
                  <text:p text:style-name="P3">otherwise the value is marked for <text:span text:style-name="T2">update</text:span> (deletion).</text:p>
                </text:list-item>
              </text:list>
            </text:list-item>
            <text:list-item>
              <text:p text:style-name="P3">Checking if the corresponding content type has such an attribute (or relationship). For non existing attributes (relationships) the value is marked as a <text:span text:style-name="T2">warning</text:span> and <text:span text:style-name="T2">ignored</text:span>.</text:p>
            </text:list-item>
            <text:list-item>
              <text:p text:style-name="P3">Checking if the value can be parsed without an error (for the corresponding attribute type). If the value cannot be parsed (e.g. a Boolean is not true, false, yes, no, etc., a Date is not in yyyy-MM-dd format, or an Enum does not match with any of the predefined values, etc.) then the value is marked as <text:span text:style-name="T2">erroneous</text:span> and <text:span text:style-name="T2">ignored</text:span>.<text:line-break/>In case of relationship values the value must contain valid content node ids. If any of the content node ids are invalid the entire value <text:s/>is marked as <text:span text:style-name="T2">erroneous</text:span> and <text:span text:style-name="T2">ignored</text:span>.<text:note text:id="ftn4" text:note-class="footnote"><text:note-citation>4</text:note-citation><text:note-body><text:p text:style-name="Footnote">Valid content node ids are those which already exist in the system or which are available in the file and marked for create or update. This makes it possible to apply circular references (refer to a node which will be defined in a latter row). It's possible to build up dependencies among nodes in a single processing cycle using a single sheet only.</text:p></text:note-body></text:note></text:p>
            </text:list-item>
            <text:list-item>
              <text:p text:style-name="P3"><text:soft-page-break/>Checking if the value is the same as the current value. If not, the cell is marked for <text:span text:style-name="T2">update </text:span><text:span text:style-name="T3">(or </text:span><text:span text:style-name="T2">create</text:span><text:span text:style-name="T3"> if the corresponding node is new)</text:span>. Otherwise, it is marked for <text:span text:style-name="T2">no change</text:span>.</text:p>
            </text:list-item>
          </text:list>
        </text:list-item>
      </text:list>
      <text:h text:style-name="Heading_20_2" text:outline-level="2">User Interface</text:h>
      <text:p text:style-name="Text_20_body">In the header panel left to ‘Administration’, ‘Publish’, ‘Logout’, etc. a new link called ‘Bulk Load’ <text:s/>is introduced.</text:p>
      <text:p text:style-name="Text_20_body">By clicking on this link the bulk load dialog appears.</text:p>
      <text:p text:style-name="Text_20_body">This contains the input controls for choosing and uploading an Excel sheet.</text:p>
      <text:p text:style-name="Text_20_body">If the file is uploaded an parsed, in the main panel (right to the tree panel), a table is shown with the same layout of the sheet as in the Excel editor. The cells are highlighted with different colors depending on the results of the evaluation of the values found in the sheet:</text:p>
      <text:list xml:id="list1979086109" text:style-name="L4">
        <text:list-item>
          <text:p text:style-name="P4"><text:span text:style-name="T1">green</text:span><text:span text:style-name="T1"><text:note text:id="ftn5" text:note-class="footnote"><text:note-citation>5</text:note-citation><text:note-body><text:p text:style-name="Footnote">All used colors’ tone is pale.</text:p></text:note-body></text:note></text:span> denotes <text:span text:style-name="T2">create</text:span></text:p>
        </text:list-item>
        <text:list-item>
          <text:p text:style-name="P4"><text:span text:style-name="T1">lilac</text:span> denotes <text:span text:style-name="T2">update </text:span><text:span text:style-name="T3">(or </text:span><text:span text:style-name="T2">delete</text:span><text:span text:style-name="T3">)</text:span></text:p>
        </text:list-item>
        <text:list-item>
          <text:p text:style-name="P4"><text:span text:style-name="T5">orange</text:span><text:span text:style-name="T3"> denotes </text:span><text:span text:style-name="T2">warning (and ignore)</text:span></text:p>
        </text:list-item>
        <text:list-item>
          <text:p text:style-name="P4"><text:span text:style-name="T5">red</text:span><text:span text:style-name="T3"> denotes </text:span><text:span text:style-name="T2">error (and ignore)</text:span></text:p>
        </text:list-item>
        <text:list-item>
          <text:p text:style-name="P4"><text:span text:style-name="T5">gray</text:span><text:span text:style-name="T3"> denotes </text:span><text:span text:style-name="T2">ignore</text:span></text:p>
        </text:list-item>
        <text:list-item>
          <text:p text:style-name="P4"><text:span text:style-name="T5">white</text:span><text:span text:style-name="T3"> denotes </text:span><text:span text:style-name="T2">no change</text:span></text:p>
        </text:list-item>
      </text:list>
      <text:p text:style-name="Text_20_body"><text:span text:style-name="T3">For each cell a hovering tool-tip may show a description of the nature of error, warning or other types of marks.</text:span></text:p>
      <text:p text:style-name="P1">In the top and bottom right corners of the panel (above and below the table) there is a ‘Save’ button. By clicking the button, the changes (valid create and update actions) are actually saved. The main panel then shows the report of this process.</text:p>
      <text:p text:style-name="P1">The ‘Save’ button is disabled if the table contains at least one cell marked as <text:span text:style-name="T2">erroneous.</text:span></text:p>
      <text:p text:style-name="P1">The report contains a summary of the number of changes processed. Below the summary the change set is displayed (as in publish, for example). In case of error, an error report will be shown. The format of the error report is similar to the error report shown when the CMS editor clicks on the green ‘save’ link, while editing the content and an error occurs.</text:p>
      <text:h text:style-name="P6" text:outline-level="1">Examples</text:h>
      <text:h text:style-name="Heading_20_2" text:outline-level="2">Without an Error</text:h>
      <text:p text:style-name="Text_20_body"/>
      <text:p text:style-name="Text_20_body"><draw:frame draw:style-name="fr1" draw:name="Object1" text:anchor-type="paragraph" svg:width="161.78mm" svg:height="22.67mm" draw:z-index="0"><draw:object xlink:href="./Object 1" xlink:type="simple" xlink:show="embed" xlink:actuate="onLoad"/><draw:image xlink:href="./ObjectReplacements/Object 1" xlink:type="simple" xlink:show="embed" xlink:actuate="onLoad"/></draw:frame></text:p>
      <text:p text:style-name="Text_20_body">continued as</text:p>
      <text:p text:style-name="Text_20_body"/>
      <text:p text:style-name="Text_20_body"><draw:frame draw:style-name="fr1" draw:name="Object2" text:anchor-type="paragraph" svg:width="211.23mm" svg:height="22.67mm" draw:z-index="1"><draw:object xlink:href="./Object 2" xlink:type="simple" xlink:show="embed" xlink:actuate="onLoad"/><draw:image xlink:href="./ObjectReplacements/Object 2" xlink:type="simple" xlink:show="embed" xlink:actuate="onLoad"/></draw:frame></text:p>
      <text:h text:style-name="Heading_20_2" text:outline-level="2">With Various Errors</text:h>
      <text:p text:style-name="Text_20_body"/>
      <text:p text:style-name="Text_20_body"><draw:frame draw:style-name="fr1" draw:name="Object3" text:anchor-type="paragraph" svg:width="161.78mm" svg:height="27.22mm" draw:z-index="2"><draw:object xlink:href="./Object 3" xlink:type="simple" xlink:show="embed" xlink:actuate="onLoad"/><draw:image xlink:href="./ObjectReplacements/Object 3" xlink:type="simple" xlink:show="embed" xlink:actuate="onLoad"/></draw:frame></text:p>
      <text:p text:style-name="Text_20_body">continued as</text:p>
      <text:p text:style-name="Text_20_body"/>
      <text:p text:style-name="Text_20_body"><draw:frame draw:style-name="fr1" draw:name="Object4" text:anchor-type="paragraph" svg:width="135.94mm" svg:height="27.22mm" draw:z-index="3"><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arning" style:family="paragraph" style:parent-style-name="Text_20_body" style:class="text" style:master-page-name="">
      <style:paragraph-properties fo:margin-left="4.99mm" fo:margin-right="4.99mm" fo:text-indent="0mm" style:auto-text-indent="false" style:page-number="auto" fo:background-color="#ffcc99" fo:padding-left="10mm" fo:padding-right="2.5mm" fo:padding-top="2.5mm" fo:padding-bottom="2.5mm" fo:border="0.18mm solid #ff0000" style:shadow="none">
        <style:tab-stops/>
        <style:background-image/>
      </style:paragraph-properties>
      <style:text-properties fo:color="#ff0000" style:font-name="Verdana"/>
    </style:style>
    <style:style style:name="Illustration" style:family="paragraph" style:parent-style-name="Caption" style:class="extra"/>
    <style:style style:name="Text" style:family="paragraph" style:parent-style-name="Caption" style:class="extra"/>
    <style:style style:name="Definition" style:family="paragraph" style:parent-style-name="Text_20_body">
      <style:paragraph-properties fo:margin-top="3.99mm" fo:margin-bottom="6.14mm"/>
      <style:text-properties style:font-name="Courier New"/>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5" style:display-name="Heading 5" style:family="paragraph" style:parent-style-name="Text_20_body"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5mm" fo:text-indent="-7.5mm" fo:margin-left="7.5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2.51mm" fo:text-indent="-12.51mm" fo:margin-left="12.51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14.99mm" fo:margin-left="14.99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7.5mm" fo:text-indent="-17.5mm" fo:margin-left="17.5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5mm" fo:text-indent="-17.5mm" fo:margin-left="17.5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songor Somogyi</meta:initial-creator>
    <meta:creation-date>2009-10-30T09:31:27.96</meta:creation-date>
    <dc:date>2009-11-30T13:45:38</dc:date>
    <dc:creator>Csongor Somogyi</dc:creator>
    <meta:editing-duration>PT15H11M25S</meta:editing-duration>
    <meta:editing-cycles>37</meta:editing-cycles>
    <meta:generator>OpenOffice.org/3.1$Unix OpenOffice.org_project/310m11$Build-9399</meta:generator>
    <meta:document-statistic meta:table-count="0" meta:image-count="0" meta:object-count="4" meta:page-count="6" meta:paragraph-count="113" meta:word-count="1670" meta:character-count="96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88cm"/>
    </style:style>
    <style:style style:name="co2" style:family="table-column">
      <style:table-column-properties fo:break-before="auto" style:column-width="3.15cm"/>
    </style:style>
    <style:style style:name="co3" style:family="table-column">
      <style:table-column-properties fo:break-before="auto" style:column-width="3.642cm"/>
    </style:style>
    <style:style style:name="co4" style:family="table-column">
      <style:table-column-properties fo:break-before="auto" style:column-width="5.858cm"/>
    </style:style>
    <style:style style:name="co5" style:family="table-column">
      <style:table-column-properties fo:break-before="auto" style:column-width="2.267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035cm solid #ffffff" fo:padding="0.049cm"/>
      <style:text-properties fo:color="#ffffff" fo:font-weight="bold" style:font-weight-asian="bold" style:font-weight-complex="bold"/>
    </style:style>
    <style:style style:name="ce2" style:family="table-cell" style:parent-style-name="Default">
      <style:table-cell-properties fo:background-color="#33cc66" fo:border="0.035cm solid #ffffff" fo:padding="0.049cm"/>
    </style:style>
    <style:style style:name="ce3" style:family="table-cell" style:parent-style-name="Default">
      <style:table-cell-properties fo:background-color="#9999ff" fo:border="0.035cm solid #ffffff" fo:padding="0.049cm"/>
    </style:style>
    <style:style style:name="ce4" style:family="table-cell" style:parent-style-name="Default">
      <style:table-cell-properties fo:background-color="#c0c0c0" fo:border="0.035cm solid #ffffff" fo:padding="0.049cm"/>
      <style:text-properties fo:color="#ffffff"/>
    </style:style>
    <style:style style:name="ce5" style:family="table-cell" style:parent-style-name="Default">
      <style:table-cell-properties fo:border="0.035cm solid #ffffff" fo:padding="0.049cm"/>
    </style:style>
    <style:style style:name="ta_extref" style:family="table">
      <style:table-properties table:display="false"/>
    </style:style>
  </office:automatic-styles>
  <office:body>
    <office:spreadsheet>
      <table:calculation-settings table:case-sensitive="false" table:use-regular-expression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text:p>#id</text:p>
          </table:table-cell>
          <table:table-cell table:style-name="ce1" office:value-type="string">
            <text:p>FULL_NAME</text:p>
          </table:table-cell>
          <table:table-cell table:style-name="ce1" office:value-type="string">
            <text:p>PRODUCT_LAYOUT</text:p>
          </table:table-cell>
          <table:table-cell table:style-name="ce1" office:value-type="string">
            <text:p>EXCLUDED_RECOMMENDATION</text:p>
          </table:table-cell>
        </table:table-row>
        <table:table-row table:style-name="ro1">
          <table:table-cell office:value-type="string">
            <text:p>Product:banned_yllw</text:p>
          </table:table-cell>
          <table:table-cell office:value-type="string">
            <text:p>a</text:p>
          </table:table-cell>
          <table:table-cell office:value-type="float" office:value="2">
            <text:p>2</text:p>
          </table:table-cell>
          <table:table-cell table:style-name="ce5"/>
        </table:table-row>
        <table:table-row table:style-name="ro1">
          <table:table-cell table:style-name="ce3" office:value-type="string">
            <text:p>Product:ban_yllw</text:p>
          </table:table-cell>
          <table:table-cell table:style-name="ce4" office:value-type="string">
            <text:p>@@IGNORE</text:p>
          </table:table-cell>
          <table:table-cell table:style-name="ce5"/>
          <table:table-cell table:style-name="ce3"/>
        </table:table-row>
        <table:table-row table:style-name="ro1">
          <table:table-cell office:value-type="string">
            <text:p>Product:ban_yllw2</text:p>
          </table:table-cell>
          <table:table-cell office:value-type="string">
            <text:p>Yellow Bananas</text:p>
          </table:table-cell>
          <table:table-cell office:value-type="float" office:value="3">
            <text:p>3</text:p>
          </table:table-cell>
          <table:table-cell office:value-type="string">
            <text:p>true</text:p>
          </table:table-cell>
        </table:table-row>
        <table:table-row table:style-name="ro1">
          <table:table-cell office:value-type="string">
            <text:p>Product:ban_yllw3</text:p>
          </table:table-cell>
          <table:table-cell office:value-type="string">
            <text:p>Yellow Bananas 2</text:p>
          </table:table-cell>
          <table:table-cell office:value-type="float" office:value="3">
            <text:p>3</text:p>
          </table:table-cell>
          <table:table-cell office:value-type="string">
            <text:p>fals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30">2009.11.30</text:date>, <text:time>13:35: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9.11cm"/>
    </style:style>
    <style:style style:name="co3" style:family="table-column">
      <style:table-column-properties fo:break-before="auto" style:column-width="12.09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035cm solid #ffffff" fo:padding="0.049cm"/>
      <style:text-properties fo:color="#ffffff" fo:font-weight="bold" style:font-weight-asian="bold" style:font-weight-complex="bold"/>
    </style:style>
    <style:style style:name="ce2" style:family="table-cell" style:parent-style-name="Default">
      <style:table-cell-properties fo:border="0.035cm solid #ffffff" fo:padding="0.049cm"/>
    </style:style>
    <style:style style:name="ce3" style:family="table-cell" style:parent-style-name="Default">
      <style:table-cell-properties fo:background-color="#c0c0c0" fo:border="0.035cm solid #ffffff" fo:padding="0.049cm"/>
      <style:text-properties fo:color="#ffffff"/>
    </style:style>
    <style:style style:name="ce4" style:family="table-cell" style:parent-style-name="Default">
      <style:table-cell-properties fo:background-color="#33cc66" fo:border="0.035cm solid #ffffff" fo:padding="0.049cm"/>
    </style:style>
    <style:style style:name="ce5" style:family="table-cell" style:parent-style-name="Default">
      <style:table-cell-properties fo:background-color="#9999ff" fo:border="0.035cm solid #ffffff" fo:padding="0.049cm"/>
    </style:style>
    <style:style style:name="ta_extref" style:family="table">
      <style:table-properties table:display="false"/>
    </style:style>
  </office:automatic-styles>
  <office:body>
    <office:spreadsheet>
      <table:calculation-settings table:case-sensitive="false" table:use-regular-expressions="false"/>
      <table:table table:name="Sheet1" table:style-name="ta1" table:print="false">
        <table:table-column table:style-name="co1" table:number-columns-repeated="4" table:default-cell-style-name="Default"/>
        <table:table-column table:style-name="co2" table:default-cell-style-name="ce3"/>
        <table:table-column table:style-name="co3" table:default-cell-style-name="ce4"/>
        <table:table-row table:style-name="ro1">
          <table:table-cell table:number-columns-repeated="4"/>
          <table:table-cell table:style-name="ce1" office:value-type="string">
            <text:p>PROD_DESCR</text:p>
          </table:table-cell>
          <table:table-cell table:style-name="ce1" office:value-type="string">
            <text:p>ALSO_SOLD_AS</text:p>
          </table:table-cell>
        </table:table-row>
        <table:table-row table:style-name="ro1">
          <table:table-cell table:number-columns-repeated="4"/>
          <table:table-cell table:style-name="ce2"/>
          <table:table-cell office:value-type="string">
            <text:p>Product:fru_banana_bnch_ea,Product:ban_yllw3</text:p>
          </table:table-cell>
        </table:table-row>
        <table:table-row table:style-name="ro1">
          <table:table-cell table:number-columns-repeated="4"/>
          <table:table-cell office:value-type="string">
            <text:p>@@IGNORE</text:p>
          </table:table-cell>
          <table:table-cell table:style-name="ce5" office:value-type="string">
            <text:p>Product:fru_banana_bnch_ea,Product:fru_banana_bnch,Product:ban_yllw3</text:p>
          </table:table-cell>
        </table:table-row>
        <table:table-row table:style-name="ro1">
          <table:table-cell table:number-columns-repeated="4"/>
          <table:table-cell table:style-name="ce4" office:value-type="string">
            <text:p>/media/editorial/fruit/product/bananas/ban_yllw_desc.txt</text:p>
          </table:table-cell>
          <table:table-cell office:value-type="string">
            <text:p>Product:fru_banana_bnch,Product:ban_yllw</text:p>
          </table:table-cell>
        </table:table-row>
        <table:table-row table:style-name="ro1">
          <table:table-cell table:number-columns-repeated="4"/>
          <table:table-cell office:value-type="string">
            <text:p>@@IGNORE</text:p>
          </table:table-cell>
          <table:table-cell table:style-name="ce3" office:value-type="string">
            <text:p>@@IGNOR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30">2009.11.30</text:date>, <text:time>13:36: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88cm"/>
    </style:style>
    <style:style style:name="co2" style:family="table-column">
      <style:table-column-properties fo:break-before="auto" style:column-width="3.15cm"/>
    </style:style>
    <style:style style:name="co3" style:family="table-column">
      <style:table-column-properties fo:break-before="auto" style:column-width="3.642cm"/>
    </style:style>
    <style:style style:name="co4" style:family="table-column">
      <style:table-column-properties fo:break-before="auto" style:column-width="5.858cm"/>
    </style:style>
    <style:style style:name="co5" style:family="table-column">
      <style:table-column-properties fo:break-before="auto" style:column-width="2.267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035cm solid #ffffff" fo:padding="0.049cm"/>
      <style:text-properties fo:color="#ffffff" fo:font-weight="bold" style:font-weight-asian="bold" style:font-weight-complex="bold"/>
    </style:style>
    <style:style style:name="ce2" style:family="table-cell" style:parent-style-name="Default">
      <style:table-cell-properties fo:background-color="#ff8080" fo:border="0.035cm solid #ffffff" fo:padding="0.049cm"/>
    </style:style>
    <style:style style:name="ce3" style:family="table-cell" style:parent-style-name="Default">
      <style:table-cell-properties fo:background-color="#33cc66" fo:border="0.035cm solid #ffffff" fo:padding="0.049cm"/>
      <style:text-properties style:use-window-font-color="true"/>
    </style:style>
    <style:style style:name="ce4" style:family="table-cell" style:parent-style-name="Default">
      <style:table-cell-properties fo:background-color="#9999ff" fo:border="0.035cm solid #ffffff" fo:padding="0.049cm"/>
    </style:style>
    <style:style style:name="ce5" style:family="table-cell" style:parent-style-name="Default">
      <style:table-cell-properties fo:border="0.035cm solid #ffffff" fo:padding="0.049cm"/>
    </style:style>
    <style:style style:name="ta_extref" style:family="table">
      <style:table-properties table:display="false"/>
    </style:style>
  </office:automatic-styles>
  <office:body>
    <office:spreadsheet>
      <table:calculation-settings table:case-sensitive="false" table:use-regular-expressions="false"/>
      <table:table table:name="Sheet1" table:style-name="ta1" table:print="false">
        <table:table-column table:style-name="co1" table:default-cell-style-name="ce3"/>
        <table:table-column table:style-name="co2" table:default-cell-style-name="ce2"/>
        <table:table-column table:style-name="co3" table:default-cell-style-name="ce2"/>
        <table:table-column table:style-name="co4" table:default-cell-style-name="ce3"/>
        <table:table-row table:style-name="ro1">
          <table:table-cell table:style-name="ce1" office:value-type="string">
            <text:p>#id</text:p>
          </table:table-cell>
          <table:table-cell table:style-name="ce1" office:value-type="string">
            <text:p>FULL_NAME</text:p>
          </table:table-cell>
          <table:table-cell table:style-name="ce1" office:value-type="string">
            <text:p>PRODUCT_LAYOUT</text:p>
          </table:table-cell>
          <table:table-cell table:style-name="ce1" office:value-type="string">
            <text:p>EXCLUDED_RECOMMENDATION</text:p>
          </table:table-cell>
        </table:table-row>
        <table:table-row table:style-name="ro1">
          <table:table-cell table:style-name="ce2" office:value-type="string">
            <text:p>a1</text:p>
          </table:table-cell>
          <table:table-cell office:value-type="string">
            <text:p>a</text:p>
          </table:table-cell>
          <table:table-cell office:value-type="string">
            <text:p>c</text:p>
          </table:table-cell>
          <table:table-cell table:style-name="ce2" office:value-type="string">
            <text:p>d</text:p>
          </table:table-cell>
        </table:table-row>
        <table:table-row table:style-name="ro1">
          <table:table-cell office:value-type="string">
            <text:p>Product:banned_yllw</text:p>
          </table:table-cell>
          <table:table-cell office:value-type="string">
            <text:p>a</text:p>
          </table:table-cell>
          <table:table-cell office:value-type="string">
            <text:p>c</text:p>
          </table:table-cell>
          <table:table-cell office:value-type="string">
            <text:p>false</text:p>
          </table:table-cell>
        </table:table-row>
        <table:table-row table:style-name="ro1">
          <table:table-cell table:style-name="ce4" office:value-type="string">
            <text:p>Product:ban_yllw</text:p>
          </table:table-cell>
          <table:table-cell office:value-type="string">
            <text:p>@@IGNORE</text:p>
          </table:table-cell>
          <table:table-cell table:style-name="ce5"/>
          <table:table-cell table:style-name="ce4"/>
        </table:table-row>
        <table:table-row table:style-name="ro1">
          <table:table-cell office:value-type="string">
            <text:p>Product:ban_yllw2</text:p>
          </table:table-cell>
          <table:table-cell office:value-type="string">
            <text:p>Yellow Bananas</text:p>
          </table:table-cell>
          <table:table-cell table:style-name="ce3" office:value-type="float" office:value="3">
            <text:p>3</text:p>
          </table:table-cell>
          <table:table-cell office:value-type="string">
            <text:p>true</text:p>
          </table:table-cell>
        </table:table-row>
        <table:table-row table:style-name="ro1">
          <table:table-cell office:value-type="string">
            <text:p>Product:ban_yllw3</text:p>
          </table:table-cell>
          <table:table-cell office:value-type="string">
            <text:p>Yellow Bananas 2</text:p>
          </table:table-cell>
          <table:table-cell table:style-name="ce3" office:value-type="float" office:value="3">
            <text:p>3</text:p>
          </table:table-cell>
          <table:table-cell office:value-type="string">
            <text:p>false</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30">2009.11.30</text:date>, <text:time>13:4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9.11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c0c0c0" fo:border="0.035cm solid #ffffff" fo:padding="0.049cm"/>
      <style:text-properties fo:color="#ffffff" fo:font-weight="bold" style:font-weight-asian="bold" style:font-weight-complex="bold"/>
    </style:style>
    <style:style style:name="ce2" style:family="table-cell" style:parent-style-name="Default">
      <style:table-cell-properties fo:background-color="#c0c0c0" fo:border="0.035cm solid #ffffff" fo:padding="0.049cm"/>
      <style:text-properties fo:color="#ffffff"/>
    </style:style>
    <style:style style:name="ce3" style:family="table-cell" style:parent-style-name="Default" style:data-style-name="N36">
      <style:table-cell-properties fo:background-color="#c0c0c0" fo:border="0.035cm solid #ffffff" fo:padding="0.049cm"/>
      <style:text-properties fo:color="#ffffff"/>
    </style:style>
    <style:style style:name="ce4" style:family="table-cell" style:parent-style-name="Default">
      <style:table-cell-properties fo:background-color="#ff8080" fo:border="0.035cm solid #ffffff" fo:padding="0.049cm"/>
    </style:style>
    <style:style style:name="ce5" style:family="table-cell" style:parent-style-name="Default">
      <style:table-cell-properties fo:background-color="#33cc66" fo:border="0.035cm solid #ffffff" fo:padding="0.049cm"/>
      <style:text-properties style:use-window-font-color="true"/>
    </style:style>
    <style:style style:name="ta_extref" style:family="table">
      <style:table-properties table:display="false"/>
    </style:style>
  </office:automatic-styles>
  <office:body>
    <office:spreadsheet>
      <table:calculation-settings table:case-sensitive="false" table:use-regular-expressions="false"/>
      <table:table table:name="Sheet1" table:style-name="ta1" table:print="false">
        <table:table-column table:style-name="co1" table:number-columns-repeated="4" table:default-cell-style-name="Default"/>
        <table:table-column table:style-name="co1" table:default-cell-style-name="ce2"/>
        <table:table-column table:style-name="co1" table:default-cell-style-name="ce4"/>
        <table:table-column table:style-name="co2" table:default-cell-style-name="ce4"/>
        <table:table-row table:style-name="ro1">
          <table:table-cell table:number-columns-repeated="4"/>
          <table:table-cell table:style-name="ce1" office:value-type="float" office:value="8">
            <text:p>8</text:p>
          </table:table-cell>
          <table:table-cell table:style-name="ce1" office:value-type="string">
            <text:p>FULL_NAME</text:p>
          </table:table-cell>
          <table:table-cell table:style-name="ce1" office:value-type="string">
            <text:p>PROD_DESCR</text:p>
          </table:table-cell>
        </table:table-row>
        <table:table-row table:style-name="ro1">
          <table:table-cell table:number-columns-repeated="5"/>
          <table:table-cell office:value-type="string">
            <text:p>e</text:p>
          </table:table-cell>
          <table:table-cell office:value-type="string">
            <text:p>f</text:p>
          </table:table-cell>
        </table:table-row>
        <table:table-row table:style-name="ro1">
          <table:table-cell table:number-columns-repeated="5"/>
          <table:table-cell office:value-type="string">
            <text:p>e</text:p>
          </table:table-cell>
          <table:table-cell office:value-type="string">
            <text:p>Category:gro_oil</text:p>
          </table:table-cell>
        </table:table-row>
        <table:table-row table:style-name="ro1">
          <table:table-cell table:number-columns-repeated="6"/>
          <table:table-cell table:style-name="ce2" office:value-type="string">
            <text:p>@@IGNORE</text:p>
          </table:table-cell>
        </table:table-row>
        <table:table-row table:style-name="ro1">
          <table:table-cell table:number-columns-repeated="4"/>
          <table:table-cell table:style-name="ce3" office:value-type="date" office:date-value="2008-10-17">
            <text:p>2008-10-17</text:p>
          </table:table-cell>
          <table:table-cell/>
          <table:table-cell table:style-name="ce5" office:value-type="string">
            <text:p>/media/editorial/fruit/product/bananas/ban_yllw_desc.txt</text:p>
          </table:table-cell>
        </table:table-row>
        <table:table-row table:style-name="ro1">
          <table:table-cell table:number-columns-repeated="6"/>
          <table:table-cell table:style-name="ce2" office:value-type="string">
            <text:p>@@IGNORE</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30">2009.11.30</text:date>, <text:time>13:45:25</text:time></text:p>
        </style:region-right>
      </style:header>
      <style:header-left style:display="false"/>
      <style:footer>
        <text:p>Page <text:page-number>1</text:page-number> / <text:page-count>99</text:page-count></text:p>
      </style:footer>
      <style:footer-left style:display="false"/>
    </style:master-page>
  </office:master-styles>
</office:document-styles>
</file>